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8pt" style:font-size-asian="58pt" style:font-size-complex="58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8pt" fo:font-weight="bold" style:font-size-asian="58pt" style:font-size-complex="58pt"/>
    </style:style>
    <style:style style:name="P3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8pt" fo:font-weight="bold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my piękni</text:span><text:span text:style-name="T1"><text:line-break/></text:span><text:span text:style-name="T1">Twoim pięknem</text:span><text:span text:style-name="T1"><text:line-break/></text:span><text:span text:style-name="T1">Pan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3" draw:layer="layout" svg:width="28cm" svg:height="21cm" svg:x="-0.001cm" svg:y="-0.001cm" presentation:class="title" presentation:user-transformed="true">
          <draw:text-box>
            <text:p text:style-name="P1"><text:span text:style-name="T1">Ty otwierasz nasze oczy</text:span><text:span text:style-name="T1"><text:line-break/></text:span><text:span text:style-name="T1">na piękno</text:span><text:span text:style-name="T1"><text:line-break/></text:span><text:span text:style-name="T1">Twoje Panie.</text:span><text:span text:style-name="T1"><text:line-break/></text:span><text:span text:style-name="T1">Ty otwierasz</text:span><text:span text:style-name="T1"><text:line-break/></text:span><text:span text:style-name="T1">nasze oczy Panie /x2</text:span><text:span text:style-name="T1"><text:line-break/></text:span><text:span text:style-name="T1"><text:line-break/></text:span><text:span text:style-name="T1">Na Twoje pięk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9-05-29T21:16:39</meta:creation-date>
    <dc:date>2013-05-28T17:55:56.30</dc:date>
    <dc:language>pl-PL</dc:language>
    <meta:editing-cycles>7</meta:editing-cycles>
    <meta:editing-duration>PT8M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